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usingStubbingTest.clean_state_after_not_a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usingStubbingTest.clean_state_after_null_pa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